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231a38"/>
    </style:style>
    <style:style style:name="P3" style:family="paragraph" style:parent-style-name="Standard">
      <style:paragraph-properties fo:margin-left="0.233cm" fo:margin-right="0cm" fo:text-align="justify" style:justify-single-word="false" fo:text-indent="0cm" style:auto-text-indent="false"/>
    </style:style>
    <style:style style:name="P4" style:family="paragraph" style:parent-style-name="Heading_20_1">
      <style:paragraph-properties fo:margin-left="0.233cm" fo:margin-right="11.815cm" fo:margin-top="0.159cm" fo:margin-bottom="0cm" style:contextual-spacing="false" fo:line-height="200%" fo:text-indent="0cm" style:auto-text-indent="false"/>
      <style:text-properties officeooo:paragraph-rsid="001fda4b"/>
    </style:style>
    <style:style style:name="P5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</style:style>
    <style:style style:name="P6" style:family="paragraph" style:parent-style-name="Standard">
      <style:paragraph-properties fo:margin-left="0.233cm" fo:margin-right="0cm" fo:text-indent="0cm" style:auto-text-indent="false"/>
    </style:style>
    <style:style style:name="P7" style:family="paragraph" style:parent-style-name="Standard">
      <style:paragraph-properties fo:margin-left="0.233cm" fo:margin-right="0cm" fo:margin-top="0.335cm" fo:margin-bottom="0cm" style:contextual-spacing="false" fo:text-indent="0cm" style:auto-text-indent="false"/>
    </style:style>
    <style:style style:name="P8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9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style:font-size-asian="12pt"/>
    </style:style>
    <style:style style:name="P10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style:font-size-asian="12pt" style:font-weight-asian="bold" style:font-weight-complex="bold"/>
    </style:style>
    <style:style style:name="P11" style:family="paragraph" style:parent-style-name="Standard">
      <style:paragraph-properties fo:margin-left="0.233cm" fo:margin-right="0cm" fo:text-indent="0cm" style:auto-text-indent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.233cm" fo:margin-right="0cm" fo:line-height="0.385cm" fo:text-indent="0cm" style:auto-text-indent="false"/>
      <style:text-properties fo:font-size="12pt" fo:font-weight="bold" officeooo:rsid="0021b3b7" officeooo:paragraph-rsid="0021b3b7" style:font-size-asian="12pt" style:font-weight-asian="bold"/>
    </style:style>
    <style:style style:name="P13" style:family="paragraph" style:parent-style-name="Text_20_body">
      <style:paragraph-properties fo:margin-left="0.233cm" fo:margin-right="0cm" fo:line-height="0.385cm" fo:text-indent="0cm" style:auto-text-indent="false"/>
      <style:text-properties fo:font-size="12pt" fo:font-weight="bold" officeooo:rsid="0021b3b7" officeooo:paragraph-rsid="0021b3b7" style:font-size-asian="12pt" style:font-weight-asian="bold"/>
    </style:style>
    <style:style style:name="P14" style:family="paragraph" style:parent-style-name="Standard">
      <style:paragraph-properties fo:margin-left="0.233cm" fo:margin-right="0cm" fo:text-indent="0cm" style:auto-text-indent="false"/>
      <style:text-properties fo:font-size="12pt" fo:font-weight="bold" officeooo:rsid="0021b3b7" officeooo:paragraph-rsid="0021b3b7" style:font-size-asian="12pt" style:font-weight-asian="bold"/>
    </style:style>
    <style:style style:name="P15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</style:style>
    <style:style style:name="P16" style:family="paragraph" style:parent-style-name="Text_20_body">
      <style:text-properties fo:font-weight="bold" style:font-weight-asian="bold"/>
    </style:style>
    <style:style style:name="P17" style:family="paragraph" style:parent-style-name="Text_20_body">
      <style:paragraph-properties fo:margin-top="0.012cm" fo:margin-bottom="0cm" style:contextual-spacing="false"/>
      <style:text-properties fo:font-size="11pt" fo:font-weight="bold" style:font-size-asian="11pt" style:font-weight-asian="bold"/>
    </style:style>
    <style:style style:name="P18" style:family="paragraph" style:parent-style-name="Text_20_body">
      <style:paragraph-properties fo:margin-top="0.012cm" fo:margin-bottom="0cm" style:contextual-spacing="false"/>
      <style:text-properties fo:font-size="11.5pt" fo:font-weight="bold" style:font-size-asian="11.5pt" style:font-weight-asian="bold"/>
    </style:style>
    <style:style style:name="P19" style:family="paragraph" style:parent-style-name="Text_20_body">
      <style:paragraph-properties fo:margin-top="0.019cm" fo:margin-bottom="0cm" style:contextual-spacing="false"/>
      <style:text-properties fo:font-size="5.5pt" fo:font-weight="bold" style:font-size-asian="5.5pt" style:font-weight-asian="bold"/>
    </style:style>
    <style:style style:name="P20" style:family="paragraph" style:parent-style-name="Text_20_body">
      <style:paragraph-properties fo:margin-top="0.018cm" fo:margin-bottom="0cm" style:contextual-spacing="false"/>
      <style:text-properties fo:font-size="14.5pt" fo:font-weight="bold" style:font-size-asian="14.5pt" style:font-weight-asian="bold"/>
    </style:style>
    <style:style style:name="P21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22" style:family="paragraph" style:parent-style-name="Text_20_body">
      <style:paragraph-properties fo:margin-left="0.183cm" fo:margin-right="0cm" fo:text-indent="0cm" style:auto-text-indent="false"/>
    </style:style>
    <style:style style:name="P23" style:family="paragraph" style:parent-style-name="Text_20_body">
      <style:paragraph-properties fo:margin-top="0.012cm" fo:margin-bottom="0cm" style:contextual-spacing="false"/>
      <style:text-properties fo:font-size="10.5pt" fo:font-weight="bold" style:font-size-asian="10.5pt" style:font-weight-asian="bold"/>
    </style:style>
    <style:style style:name="P24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25" style:family="paragraph" style:parent-style-name="Text_20_body">
      <style:text-properties fo:font-size="13pt" style:font-size-asian="13pt"/>
    </style:style>
    <style:style style:name="P26" style:family="paragraph" style:parent-style-name="Standard">
      <style:paragraph-properties fo:margin-left="0.233cm" fo:margin-right="0cm" fo:text-indent="0cm" style:auto-text-indent="false"/>
      <style:text-properties officeooo:paragraph-rsid="0021b3b7"/>
    </style:style>
    <style:style style:name="P27" style:family="paragraph" style:parent-style-name="Text_20_body">
      <style:paragraph-properties fo:margin-left="0.183cm" fo:margin-right="0cm" fo:text-indent="0cm" style:auto-text-indent="false"/>
      <style:text-properties officeooo:paragraph-rsid="0021b3b7"/>
    </style:style>
    <style:style style:name="P28" style:family="paragraph" style:parent-style-name="Standard">
      <style:paragraph-properties fo:margin-left="0.233cm" fo:margin-right="0cm" fo:line-height="0.385cm" fo:text-indent="0cm" style:auto-text-indent="false"/>
    </style:style>
    <style:style style:name="P29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0" style:family="paragraph" style:parent-style-name="Heading_20_1">
      <style:paragraph-properties fo:margin-top="0.159cm" fo:margin-bottom="0cm" style:contextual-spacing="false"/>
      <style:text-properties fo:font-size="22pt" style:font-size-asian="22pt" style:font-size-complex="22pt"/>
    </style:style>
    <style:style style:name="P31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P3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language="en" fo:country="US" fo:font-style="normal" fo:font-weight="normal" officeooo:rsid="00226bf6" officeooo:paragraph-rsid="00226bf6" style:font-size-asian="10pt" style:font-style-asian="normal" style:font-weight-asian="normal"/>
    </style:style>
    <style:style style:name="P3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P34" style:family="paragraph" style:parent-style-name="Standard">
      <loext:graphic-properties draw:fill="solid" draw:fill-color="#1e1f22"/>
      <style:paragraph-properties fo:background-color="#1e1f22"/>
      <style:text-properties fo:color="#bcbec4" loext:opacity="100%" fo:language="en" fo:country="US"/>
    </style:style>
    <style:style style:name="P35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</style:style>
    <style:style style:name="P37" style:family="paragraph" style:parent-style-name="Text_20_body" style:master-page-name="Converted3">
      <style:paragraph-properties style:page-number="auto"/>
      <style:text-properties fo:font-size="12pt" fo:font-weight="bold" style:font-size-asian="12pt" style:font-weight-asian="bold"/>
    </style:style>
    <style:style style:name="P38" style:family="paragraph" style:parent-style-name="Heading_20_1" style:master-page-name="Converted4">
      <style:paragraph-properties style:page-number="auto"/>
      <style:text-properties officeooo:paragraph-rsid="0021b3b7"/>
    </style:style>
    <style:style style:name="P39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231a38" style:font-size-asian="12pt" style:font-weight-asian="bold"/>
    </style:style>
    <style:style style:name="P40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231a38" style:font-size-asian="12pt" style:font-weight-asian="bold"/>
    </style:style>
    <style:style style:name="P41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231a38" style:font-size-asian="12pt" style:font-weight-asian="bold" style:font-weight-complex="bold"/>
    </style:style>
    <style:style style:name="P42" style:family="paragraph" style:parent-style-name="Standard">
      <loext:graphic-properties draw:fill="solid" draw:fill-color="#1e1f22"/>
      <style:paragraph-properties fo:margin-left="0.233cm" fo:margin-right="0cm" fo:text-indent="0cm" style:auto-text-indent="false" fo:background-color="#1e1f22" fo:padding="0cm" fo:border="none" style:shadow="none"/>
      <style:text-properties fo:font-size="12pt" fo:language="en" fo:country="US" fo:font-weight="bold" officeooo:rsid="00231a38" officeooo:paragraph-rsid="00231a38" style:font-size-asian="12pt" style:font-weight-asian="bold" style:font-weight-complex="bold"/>
    </style:style>
    <style:style style:name="P43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24fa0e" style:font-size-asian="12pt" style:font-weight-asian="bold" style:font-weight-complex="bold"/>
    </style:style>
    <style:style style:name="P44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45" style:family="paragraph" style:parent-style-name="Standard">
      <style:paragraph-properties fo:margin-left="0cm" fo:margin-right="0cm" fo:line-height="0.385cm" fo:text-indent="0cm" style:auto-text-indent="false"/>
      <style:text-properties officeooo:paragraph-rsid="0024fa0e"/>
    </style:style>
    <style:style style:name="P46" style:family="paragraph" style:parent-style-name="Standard">
      <style:paragraph-properties fo:margin-left="0.233cm" fo:margin-right="0cm" fo:line-height="0.385cm" fo:text-indent="0cm" style:auto-text-indent="false"/>
      <style:text-properties officeooo:paragraph-rsid="0021b3b7"/>
    </style:style>
    <style:style style:name="P47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letter-spacing="-0.019cm"/>
    </style:style>
    <style:style style:name="T2" style:family="text">
      <style:text-properties fo:letter-spacing="-0.018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letter-spacing="-0.004cm" officeooo:rsid="0021b3b7"/>
    </style:style>
    <style:style style:name="T7" style:family="text">
      <style:text-properties fo:letter-spacing="-0.004cm" officeooo:rsid="0024fa0e"/>
    </style:style>
    <style:style style:name="T8" style:family="text">
      <style:text-properties fo:letter-spacing="-0.007cm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letter-spacing="-0.009cm" fo:font-weight="bold" style:font-size-asian="12pt" style:font-weight-asian="bold"/>
    </style:style>
    <style:style style:name="T11" style:family="text">
      <style:text-properties fo:font-size="12pt" fo:letter-spacing="-0.009cm" style:font-size-asian="12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etter-spacing="-0.014cm" fo:font-weight="bold" style:font-size-asian="12pt" style:font-weight-asian="bold"/>
    </style:style>
    <style:style style:name="T14" style:family="text">
      <style:text-properties fo:font-size="12pt" fo:letter-spacing="-0.014cm" style:font-size-asian="12pt"/>
    </style:style>
    <style:style style:name="T15" style:family="text">
      <style:text-properties fo:font-size="12pt" fo:font-style="italic" fo:font-weight="bold" style:font-size-asian="12pt" style:font-style-asian="italic" style:font-weight-asian="bold"/>
    </style:style>
    <style:style style:name="T16" style:family="text">
      <style:text-properties fo:font-size="12pt" fo:font-style="italic" fo:font-weight="bold" officeooo:rsid="0021b3b7" style:font-size-asian="12pt" style:font-style-asian="italic" style:font-weight-asian="bold"/>
    </style:style>
    <style:style style:name="T17" style:family="text">
      <style:text-properties fo:font-size="12pt" fo:font-style="italic" fo:font-weight="bold" officeooo:rsid="00231a38" style:font-size-asian="12pt" style:font-style-asian="italic" style:font-weight-asian="bold"/>
    </style:style>
    <style:style style:name="T18" style:family="text">
      <style:text-properties fo:font-size="12pt" fo:language="en" fo:country="US" fo:font-style="italic" fo:font-weight="bold" officeooo:rsid="0021b3b7" style:font-size-asian="12pt" style:font-style-asian="italic" style:font-weight-asian="bold"/>
    </style:style>
    <style:style style:name="T19" style:family="text">
      <style:text-properties fo:font-size="12pt" fo:letter-spacing="-0.018cm" fo:font-weight="bold" style:font-size-asian="12pt" style:font-weight-asian="bold"/>
    </style:style>
    <style:style style:name="T20" style:family="text">
      <style:text-properties fo:font-size="12pt" fo:letter-spacing="-0.016cm" fo:font-weight="bold" style:font-size-asian="12pt" style:font-weight-asian="bold"/>
    </style:style>
    <style:style style:name="T21" style:family="text">
      <style:text-properties fo:font-size="12pt" fo:letter-spacing="-0.007cm" fo:font-weight="bold" style:font-size-asian="12pt" style:font-weight-asian="bold"/>
    </style:style>
    <style:style style:name="T22" style:family="text">
      <style:text-properties fo:font-size="12pt" fo:letter-spacing="-0.007cm" style:font-size-asian="12pt"/>
    </style:style>
    <style:style style:name="T23" style:family="text">
      <style:text-properties fo:font-size="12pt" fo:letter-spacing="-0.012cm" style:font-size-asian="12pt"/>
    </style:style>
    <style:style style:name="T24" style:family="text">
      <style:text-properties fo:font-size="12pt" fo:letter-spacing="-0.005cm" style:font-size-asian="12pt"/>
    </style:style>
    <style:style style:name="T25" style:family="text">
      <style:text-properties fo:font-size="12pt" fo:letter-spacing="-0.011cm" style:font-size-asian="12pt"/>
    </style:style>
    <style:style style:name="T26" style:family="text">
      <style:text-properties fo:letter-spacing="-0.101cm"/>
    </style:style>
    <style:style style:name="T27" style:family="text">
      <style:text-properties fo:letter-spacing="-0.009cm"/>
    </style:style>
    <style:style style:name="T28" style:family="text">
      <style:text-properties fo:letter-spacing="-0.011cm"/>
    </style:style>
    <style:style style:name="T29" style:family="text">
      <style:text-properties fo:letter-spacing="-0.021cm"/>
    </style:style>
    <style:style style:name="T3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cf8e6d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3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bcbec4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3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45" style:family="text">
      <style:text-properties fo:letter-spacing="-0.012cm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1e1f21" style:background-transparency="0%" draw:fill="solid" draw:fill-color="#1e1f21" draw:opacity="10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6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  <text:p text:style-name="P8"/>
        <text:h text:style-name="P1" text:outline-level="1">Практическое<text:span text:style-name="T5"> </text:span>занятие<text:span text:style-name="T8"> </text:span>№<text:span text:style-name="T5"> </text:span><text:span text:style-name="T7">7</text:span></text:h>
        <text:p text:style-name="P2"><text:span text:style-name="T9">Тема:</text:span><text:span text:style-name="T10"> спрактического занятия: Составление программ со строками в IDE PyCharm Community. </text:span></text:p>
        <text:p text:style-name="P39"/>
        <text:p text:style-name="P40"/>
        <text:p text:style-name="P40">Количество часов: 6 3. </text:p>
        <text:p text:style-name="P40"/>
        <text:p text:style-name="P40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со строками в IDE PyCharm Community.</text:p>
        <text:p text:style-name="P40"/>
        <text:p text:style-name="P3"><text:span text:style-name="T9">Постановка</text:span><text:span text:style-name="T13"> </text:span><text:span text:style-name="T9">задачи:</text:span></text:p>
        <text:p text:style-name="Text_20_body">Дана непустая строка S и целое число N (&gt; 0). Вывести строку, содержащую символы строки S, между которыми вставлено по N символов «*» (звездочка).</text:p>
        <text:p text:style-name="P16"/>
        <text:p text:style-name="P16"/>
        <text:p text:style-name="P17">Дана строка-предложение на русском языке. Вывести самое короткое слово в предложении. Если таких слов несколько, то вывести последнее из них. Словом считать набор символов, не содержащий пробелов, знаков препинания и ограниченный пробелами, знаками препинания или началом/концом строки.</text:p>
        <text:p text:style-name="P17"/>
        <text:h text:style-name="P4" text:outline-level="1">Тип<text:span text:style-name="T29"> </text:span>алгоритма:ветвящейся<text:span text:style-name="T26"> </text:span></text:h>
      </text:section>
      <text:h text:style-name="P30" text:outline-level="1"/>
      <text:p text:style-name="P19"/>
      <text:p text:style-name="P20"/>
      <text:p text:style-name="P15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<text:p text:style-name="P5"><text:span text:style-name="T15">PZ_</text:span><text:span text:style-name="T17">7.1</text:span></text:p>
      <text:h text:style-name="Heading_20_1" text:outline-level="1">Текст<text:span text:style-name="T3"> </text:span>программы:</text:h>
      <text:p text:style-name="P22"><draw:frame draw:style-name="fr1" draw:name="Врезка2" text:anchor-type="as-char" svg:width="17.106cm" svg:height="7.627cm" draw:z-index="0"><draw:text-box><text:p text:style-name="P35"><text:span text:style-name="T38"># Дана непустая строка S и целое число N (&gt; 0). Вывести строку, содержащую символы</text:span><text:line-break/><text:span text:style-name="T38"># строки S, между которыми вставлено по N символов «*» (звездочка).</text:span><text:line-break/><text:span text:style-name="T33">word = </text:span><text:span text:style-name="T40">str</text:span><text:span text:style-name="T33">(</text:span><text:span text:style-name="T40">input</text:span><text:span text:style-name="T33">())</text:span><text:line-break/><text:span text:style-name="T33">N = </text:span><text:span text:style-name="T40">int</text:span><text:span text:style-name="T33">(</text:span><text:span text:style-name="T40">input</text:span><text:span text:style-name="T33">(</text:span><text:span text:style-name="T42">"Введите кол-во символов для букав: "</text:span><text:span text:style-name="T33">)) <text:s/></text:span><text:span text:style-name="T38"># Количество повторений символа</text:span><text:line-break/><text:span text:style-name="T33">symbol = </text:span><text:span text:style-name="T42">"*"</text:span><text:line-break/><text:line-break/><text:span text:style-name="T33">new_word = </text:span><text:span text:style-name="T42">''</text:span><text:line-break/><text:span text:style-name="T30">for </text:span><text:span text:style-name="T33">letter </text:span><text:span text:style-name="T30">in </text:span><text:span text:style-name="T33">word:</text:span><text:line-break/><text:span text:style-name="T33"> <text:s text:c="3"/>new_word += letter + (symbol * N)</text:span><text:line-break/><text:line-break/><text:span text:style-name="T40">print</text:span><text:span text:style-name="T33">(new_word)</text:span><text:line-break/></text:p><text:p text:style-name="P44"/><text:p text:style-name="P31"/><text:p text:style-name="P21"/></draw:text-box></draw:frame></text:p>
      <text:p text:style-name="P16"/>
      <text:p text:style-name="P23"/>
      <text:p text:style-name="P6"><text:span text:style-name="T9">Протокол</text:span><text:span text:style-name="T19"> </text:span><text:span text:style-name="T9">работы</text:span><text:span text:style-name="T20"> </text:span><text:span text:style-name="T9">программы:</text:span></text:p>
      <text:p text:style-name="P18"/>
      <text:p text:style-name="P9">/home/student/Документы/Zorenko_Py/venv/bin/python /home/student/Документы/Zorenko_Py/PZ_7.1/PZ_7.1.py </text:p>
      <text:p text:style-name="P9">слово</text:p>
      <text:p text:style-name="P9">Введите кол-во символов для букав: 3</text:p>
      <text:p text:style-name="P9">с***л***о***в***о***</text:p>
      <text:p text:style-name="P9"><text:soft-page-break/></text:p>
      <text:p text:style-name="P9">Process finished with exit code 0</text:p>
      <text:p text:style-name="P9"/>
      <text:p text:style-name="P9"/>
      <text:p text:style-name="P10"/>
      <text:p text:style-name="P41">PZ_7.2</text:p>
      <text:p text:style-name="P42"><text:span text:style-name="T38"># Дана строка-предложение на русском языке. Вывести самое короткое слово в</text:span><text:line-break/><text:span text:style-name="T38"># предложении. Словом считать набор символов, не содержащий пробелов, знаков препинания и</text:span><text:line-break/><text:span text:style-name="T38"># ограниченный пробелами, знаками препинания или началом/концом строки.</text:span><text:line-break/><text:span text:style-name="T30">import </text:span><text:span text:style-name="T33">re</text:span><text:line-break/><text:span text:style-name="T33">predlo = </text:span><text:span text:style-name="T40">str</text:span><text:span text:style-name="T33">(re.sub(</text:span><text:span text:style-name="T42">r"</text:span><text:span text:style-name="T44">[.,!123456789]</text:span><text:span text:style-name="T42">"</text:span><text:span text:style-name="T33">,</text:span><text:span text:style-name="T42">' '</text:span><text:span text:style-name="T33">, </text:span><text:span text:style-name="T40">input</text:span><text:span text:style-name="T33">(</text:span><text:span text:style-name="T42">"Введите ваше предложение: "</text:span><text:span text:style-name="T33">))).split()</text:span><text:line-break/><text:span text:style-name="T33">small_word = predlo[</text:span><text:span text:style-name="T36">0</text:span><text:span text:style-name="T33">]</text:span><text:line-break/><text:span text:style-name="T30">for </text:span><text:span text:style-name="T33">letter </text:span><text:span text:style-name="T30">in </text:span><text:span text:style-name="T33">predlo:</text:span><text:line-break/><text:span text:style-name="T33"> <text:s text:c="3"/></text:span><text:span text:style-name="T30">if </text:span><text:span text:style-name="T40">len</text:span><text:span text:style-name="T33">(letter)&lt;</text:span><text:span text:style-name="T40">len</text:span><text:span text:style-name="T33">(small_word):</text:span><text:line-break/><text:span text:style-name="T33"> <text:s text:c="7"/>small_word = letter</text:span><text:line-break/><text:span text:style-name="T40">print</text:span><text:span text:style-name="T33">(small_word)</text:span></text:p>
      <text:p text:style-name="P41">/home/student/Документы/Zorenko_Py/venv/bin/python /home/student/Документы/Zorenko_Py/PZ_7.1/7.2.py </text:p>
      <text:p text:style-name="P41">Введите ваше предложение: привет!123</text:p>
      <text:p text:style-name="P41">привет</text:p>
      <text:p text:style-name="P41"/>
      <text:p text:style-name="P41">Process finished with exit code 0</text:p>
      <text:p text:style-name="P41"/>
      <text:p text:style-name="P41"/>
      <text:p text:style-name="P41"/>
      <text:p text:style-name="P41">/home/student/Документы/Zorenko_Py/venv/bin/python /home/student/Документы/Zorenko_Py/PZ_7.1/7.2.py </text:p>
      <text:p text:style-name="P41">Введите ваше предложение: привет нет да</text:p>
      <text:p text:style-name="P41">да</text:p>
      <text:p text:style-name="P41"/>
      <text:p text:style-name="P41">Process finished with exit code 0</text:p>
      <text:p text:style-name="P41"/>
      <text:p text:style-name="P41"/>
      <text:p text:style-name="P41"/>
      <text:p text:style-name="P43">ВЫВОД:</text:p>
      <text:p text:style-name="P43"><text:span text:style-name="T9"/></text:p>
      <text:p text:style-name="P45"><text:span text:style-name="T9"><text:s text:c="2"/>Вывод:</text:span><text:span text:style-name="T21"> </text:span><text:span text:style-name="T12">в</text:span><text:span text:style-name="T11"> </text:span><text:span text:style-name="T12">процессе</text:span><text:span text:style-name="T22"> </text:span><text:span text:style-name="T12">выполнения</text:span><text:span text:style-name="T23"> </text:span><text:span text:style-name="T12">практического</text:span><text:span text:style-name="T22"> </text:span><text:span text:style-name="T12">занятия</text:span><text:span text:style-name="T24"> </text:span><text:span text:style-name="T12">выработал</text:span><text:span text:style-name="T11"> </text:span><text:span text:style-name="T12">навыки</text:span><text:span text:style-name="T24"> </text:span><text:span text:style-name="T12">составления</text:span></text:p>
      <text:p text:style-name="P43">программ<text:span text:style-name="T3"> для работы со строками</text:span><text:span text:style-name="T28"> </text:span>в<text:span text:style-name="T27"> </text:span>IDE<text:span text:style-name="T3"> </text:span>PyCharm<text:span text:style-name="T45"> </text:span>Community.</text:p>
      <text:p text:style-name="P37"/>
      <text:h text:style-name="P38" text:outline-level="1"/>
      <text:p text:style-name="P27"/>
      <text:p text:style-name="P13"/>
      <text:p text:style-name="P46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28cm" fo:margin-bottom="0.494cm" fo:margin-left="1.764cm" fo:margin-right="1.764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1.764cm" fo:margin-right="1.764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3-12-04T10:53:00</meta:creation-date>
    <dc:date>2023-12-15T19:16:12.072479897</dc:date>
    <meta:editing-duration>PT32M13S</meta:editing-duration>
    <meta:generator>LibreOffice/7.3.7.2$Linux_X86_64 LibreOffice_project/30$Build-2</meta:generator>
    <meta:document-statistic meta:table-count="0" meta:image-count="0" meta:object-count="0" meta:page-count="4" meta:paragraph-count="33" meta:word-count="301" meta:character-count="2467" meta:non-whitespace-character-count="2170"/>
    <meta:user-defined meta:name="AppVersion">16.0000</meta:user-defined>
    <meta:user-defined meta:name="Created" meta:value-type="date">2023-10-31T00:00:00</meta:user-defined>
    <meta:user-defined meta:name="Creator">Microsoft® Word 2016</meta:user-defined>
    <meta:user-defined meta:name="LastSaved" meta:value-type="date">2023-12-04T00:00:00</meta:user-defined>
    <meta:template xlink:type="simple" xlink:actuate="onRequest" xlink:title="Normal.dotm" xlink:href=""/>
  </office:meta>
</office:document-meta>
</file>